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672cm" fo:min-width="12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none" draw:textarea-vertical-align="middle" draw:auto-grow-height="false" fo:min-height="3.8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382cm" style:use-optimal-column-width="false"/>
    </style:style>
    <style:style style:name="co2" style:family="table-column">
      <style:table-column-properties style:column-width="1.383cm" style:use-optimal-column-width="false"/>
    </style:style>
    <style:style style:name="ro1" style:family="table-row">
      <style:table-row-properties style:row-height="1.096cm"/>
    </style:style>
    <style:style style:name="ro2" style:family="table-row">
      <style:table-row-properties style:row-height="1.098cm"/>
    </style:style>
    <style:style style:name="ce1" style:family="table-cell">
      <loext:graphic-properties draw:fill-color="#ffffff" style:repeat="repeat"/>
      <style:paragraph-properties fo:text-align="center" fo:border-left="0.03pt solid #ffffff" fo:border-right="none" fo:border-top="0.03pt solid #ffffff" fo:border-bottom="none"/>
    </style:style>
    <style:style style:name="ce2" style:family="table-cell">
      <loext:graphic-properties draw:fill-color="#ffffff" style:repeat="repeat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loext:graphic-properties draw:fill-color="#ffffff" style:repeat="repeat"/>
      <style:paragraph-properties fo:text-align="center" fo:border-left="none" fo:border-right="0.03pt solid #ffffff" fo:border-top="0.03pt solid #ffffff" fo:border-bottom="none"/>
    </style:style>
    <style:style style:name="ce4" style:family="table-cell">
      <loext:graphic-properties draw:fill-color="#ffffff" style:repeat="repeat"/>
      <style:paragraph-properties fo:text-align="center" fo:border="0.03pt solid #ffffff"/>
    </style:style>
    <style:style style:name="ce5" style:family="table-cell">
      <loext:graphic-properties draw:fill-color="#999999" style:repeat="repeat"/>
      <style:paragraph-properties fo:border-left="0.57pt solid #000000" fo:border-right="none" fo:border-top="0.57pt solid #000000" fo:border-bottom="0.57pt solid #000000"/>
    </style:style>
    <style:style style:name="ce6" style:family="table-cell">
      <loext:graphic-properties draw:fill-color="#999999" style:repeat="repeat"/>
      <style:paragraph-properties fo:border-left="none" fo:border-right="none" fo:border-top="0.57pt solid #000000" fo:border-bottom="none"/>
    </style:style>
    <style:style style:name="ce7" style:family="table-cell">
      <loext:graphic-properties draw:fill-color="#ffffff" style:repeat="repeat"/>
      <style:paragraph-properties fo:border-left="none" fo:border-right="0.03pt solid #ffffff" fo:border-top="0.03pt solid #ffffff" fo:border-bottom="0.03pt solid #ffffff"/>
    </style:style>
    <style:style style:name="ce8" style:family="table-cell">
      <loext:graphic-properties draw:fill-color="#ffffff" style:repeat="repeat"/>
      <style:paragraph-properties fo:border-left="0.03pt solid #ffffff" fo:border-right="none" fo:border-top="none" fo:border-bottom="0.03pt solid #ffffff"/>
    </style:style>
    <style:style style:name="ce9" style:family="table-cell">
      <loext:graphic-properties draw:fill-color="#999999" style:repeat="repeat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10" style:family="table-cell">
      <loext:graphic-properties draw:fill-color="#999999" style:repeat="repeat"/>
      <style:paragraph-properties fo:border-left="none" fo:border-right="none" fo:border-top="0.03pt solid #000000" fo:border-bottom="none"/>
      <style:text-properties fo:font-size="18pt" style:font-size-asian="18pt" style:font-size-complex="18pt"/>
    </style:style>
    <style:style style:name="ce11" style:family="table-cell">
      <loext:graphic-properties draw:fill-color="#999999" style:repeat="repeat"/>
      <style:paragraph-properties fo:border-left="none" fo:border-right="none" fo:border-top="0.57pt solid #000000" fo:border-bottom="0.57pt solid #000000"/>
      <style:text-properties fo:font-size="18pt" style:font-size-asian="18pt" style:font-size-complex="18pt"/>
    </style:style>
    <style:style style:name="ce12" style:family="table-cell">
      <loext:graphic-properties draw:fill-color="#ffffff" style:repeat="repeat"/>
      <style:paragraph-properties fo:border="0.03pt solid #ffffff"/>
    </style:style>
    <style:style style:name="ce13" style:family="table-cell">
      <loext:graphic-properties draw:fill-color="#999999" style:repeat="repeat"/>
      <style:paragraph-properties fo:border-left="none" fo:border-right="0.03pt solid #ffffff" fo:border-top="none" fo:border-bottom="none"/>
    </style:style>
    <style:style style:name="ce14" style:family="table-cell">
      <loext:graphic-properties draw:fill-color="#ffffff" style:repeat="repeat"/>
      <style:paragraph-properties fo:border-left="0.03pt solid #ffffff" fo:border-right="0.03pt solid #ffffff" fo:border-top="none" fo:border-bottom="0.03pt solid #ffffff"/>
    </style:style>
    <style:style style:name="ce15" style:family="table-cell">
      <loext:graphic-properties draw:fill-color="#999999" style:repeat="repeat"/>
      <style:paragraph-properties fo:border-left="0.03pt solid #000000" fo:border-right="0.03pt solid #ffffff" fo:border-top="0.03pt solid #000000" fo:border-bottom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7cm" svg:height="10.922cm" svg:x="-14.732cm" svg:y="-7.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91cm" svg:height="5.481cm" svg:x="7.154cm" svg:y="10.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1</text:p>
              </table:table-cell>
              <table:table-cell>
                <text:p text:style-name="P1">2</text:p>
              </table:table-cell>
              <table:table-cell table:style-name="ce3">
                <text:p text:style-name="P1">3</text:p>
              </table:table-cell>
              <table:table-cell>
                <text:p text:style-name="P1">4</text:p>
              </table:table-cell>
              <table:table-cell table:style-name="ce4">
                <text:p text:style-name="P1">...</text:p>
              </table:table-cell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7"/>
            </table:table-row>
            <table:table-row table:style-name="ro1">
              <table:table-cell table:style-name="ce8"/>
              <table:table-cell table:style-name="ce9"/>
              <table:table-cell table:style-name="ce10"/>
              <table:table-cell table:style-name="ce11"/>
              <table:table-cell table:style-name="ce7"/>
            </table:table-row>
            <table:table-row table:style-name="ro1">
              <table:table-cell table:style-name="ce12"/>
              <table:table-cell table:style-name="ce8"/>
              <table:table-cell table:style-name="ce5"/>
              <table:table-cell table:style-name="ce13"/>
              <table:table-cell table:style-name="ce7"/>
            </table:table-row>
            <table:table-row table:style-name="ro2" table:default-cell-style-name="ce14">
              <table:table-cell/>
              <table:table-cell/>
              <table:table-cell table:style-name="ce8"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4.826cm" svg:height="1.657cm" svg:x="7.62cm" svg:y="9.652cm">
          <draw:text-box>
            <text:p text:style-name="P1">Block number</text:p>
          </draw:text-box>
        </draw:frame>
        <draw:frame draw:style-name="gr3" draw:text-style-name="P2" draw:layer="layout" svg:width="8.265cm" svg:height="2.36cm" draw:transform="rotate (0.00296705972839036) translate (14.59cm 13.001cm)">
          <draw:text-box>
            <text:p text:style-name="P1">Possible starting positions <text:line-break/>of a large non-fragmented file</text:p>
          </draw:text-box>
        </draw:frame>
        <draw:frame draw:style-name="gr4" draw:text-style-name="P4" draw:layer="layout" svg:width="4.572cm" svg:height="2.36cm" svg:x="2.54cm" svg:y="16.182cm">
          <draw:text-box>
            <text:p text:style-name="P3">Frequency of a block being part of the file:</text:p>
          </draw:text-box>
        </draw:frame>
        <draw:line draw:style-name="gr5" draw:text-style-name="P5" draw:layer="layout" svg:x1="7.154cm" svg:y1="11.684cm" svg:x2="7.112cm" svg:y2="17.018cm">
          <text:p/>
        </draw:line>
        <draw:line draw:style-name="gr5" draw:text-style-name="P5" draw:layer="layout" svg:x1="8.594cm" svg:y1="11.684cm" svg:x2="8.552cm" svg:y2="17.018cm">
          <text:p/>
        </draw:line>
        <draw:line draw:style-name="gr5" draw:text-style-name="P5" draw:layer="layout" svg:x1="9.906cm" svg:y1="11.684cm" svg:x2="9.864cm" svg:y2="17.018cm">
          <text:p/>
        </draw:line>
        <draw:line draw:style-name="gr5" draw:text-style-name="P5" draw:layer="layout" svg:x1="11.218cm" svg:y1="11.684cm" svg:x2="11.176cm" svg:y2="17.018cm">
          <text:p/>
        </draw:line>
        <draw:custom-shape draw:style-name="gr6" draw:text-style-name="P5" draw:layer="layout" svg:width="0.414cm" svg:height="4.318cm" svg:x="14.064cm" svg:y="11.68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6.454cm" svg:height="1.191cm" svg:x="7.366cm" svg:y="17.351cm">
          <draw:text-box>
            <text:p text:style-name="P6"><text:span text:style-name="T1">¼ <text:s text:c="2"/>½ <text:s/>¾ <text:s text:c="2"/></text:span><text:span text:style-name="T2">1 <text:s text:c="4"/>..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21:26:45.790533000</meta:creation-date>
    <dc:date>2016-02-05T21:52:02.193572000</dc:date>
    <meta:editing-duration>PT25M15S</meta:editing-duration>
    <meta:editing-cycles>3</meta:editing-cycles>
    <meta:generator>LibreOffice/4.4.2.2$MacOSX_X86_64 LibreOffice_project/c4c7d32d0d49397cad38d62472b0bc8acff48dd6</meta:generator>
    <meta:document-statistic meta:object-count="34"/>
  </office:meta>
</office:document-meta>
</file>